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539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1.1083in"/>
    </style:style>
    <style:style style:name="co9" style:family="table-column">
      <style:table-column-properties fo:break-before="auto" style:column-width="1.2744in"/>
    </style:style>
    <style:style style:name="co10" style:family="table-column">
      <style:table-column-properties fo:break-before="auto" style:column-width="0.5484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6236in"/>
    </style:style>
    <style:style style:name="co14" style:family="table-column">
      <style:table-column-properties fo:break-before="auto" style:column-width="0.8472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4.0173in"/>
    </style:style>
    <style:style style:name="co17" style:family="table-column">
      <style:table-column-properties fo:break-before="auto" style:column-width="1.8835in"/>
    </style:style>
    <style:style style:name="co18" style:family="table-column">
      <style:table-column-properties fo:break-before="auto" style:column-width="2.1134in"/>
    </style:style>
    <style:style style:name="co19" style:family="table-column">
      <style:table-column-properties fo:break-before="auto" style:column-width="1.2228in"/>
    </style:style>
    <style:style style:name="co20" style:family="table-column">
      <style:table-column-properties fo:break-before="auto" style:column-width="1.2945in"/>
    </style:style>
    <style:style style:name="co21" style:family="table-column">
      <style:table-column-properties fo:break-before="auto" style:column-width="1.6925in"/>
    </style:style>
    <style:style style:name="ro1" style:family="table-row">
      <style:table-row-properties style:row-height="0.159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IP-PTZ" table:style-name="ta1" table:print="false">
        <table:table-column table:style-name="co1" table:number-columns-repeated="20" table:default-cell-style-name="Default"/>
        <table:table-row table:style-name="ro5" table:number-rows-repeated="2">
          <table:table-cell table:number-columns-repeated="20"/>
        </table:table-row>
        <table:table-row table:style-name="ro5">
          <table:table-cell office:value-type="string">
            <text:p>id</text:p>
          </table:table-cell>
          <table:table-cell office:value-type="string">
            <text:p>move_up</text:p>
          </table:table-cell>
          <table:table-cell office:value-type="string">
            <text:p>move_down</text:p>
          </table:table-cell>
          <table:table-cell office:value-type="string">
            <text:p>move_right</text:p>
          </table:table-cell>
          <table:table-cell office:value-type="string">
            <text:p>move_left</text:p>
          </table:table-cell>
          <table:table-cell office:value-type="string">
            <text:p>move_upleft</text:p>
          </table:table-cell>
          <table:table-cell office:value-type="string">
            <text:p>move_upright</text:p>
          </table:table-cell>
          <table:table-cell office:value-type="string">
            <text:p>move_downleft</text:p>
          </table:table-cell>
          <table:table-cell office:value-type="string">
            <text:p>move_downright</text:p>
          </table:table-cell>
          <table:table-cell office:value-type="string">
            <text:p>move_stop</text:p>
          </table:table-cell>
          <table:table-cell office:value-type="string">
            <text:p>zoom_in</text:p>
          </table:table-cell>
          <table:table-cell office:value-type="string">
            <text:p>zoom_out</text:p>
          </table:table-cell>
          <table:table-cell office:value-type="string">
            <text:p>focus_in</text:p>
          </table:table-cell>
          <table:table-cell office:value-type="string">
            <text:p>focus_out</text:p>
          </table:table-cell>
          <table:table-cell office:value-type="string">
            <text:p>PanSpeed</text:p>
          </table:table-cell>
          <table:table-cell office:value-type="string">
            <text:p>preset_save</text:p>
          </table:table-cell>
          <table:table-cell office:value-type="string">
            <text:p>preset_call</text:p>
          </table:table-cell>
          <table:table-cell office:value-type="string">
            <text:p>preset_update</text:p>
          </table:table-cell>
          <table:table-cell office:value-type="string">
            <text:p>preset_delete</text:p>
          </table:table-cell>
          <table:table-cell office:value-type="string">
            <text:p>Notes</text:p>
          </table:table-cell>
        </table:table-row>
        <table:table-row table:style-name="ro5">
          <table:table-cell office:value-type="string">
            <text:p>ACTi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LEFT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table:style-name="ce1" office:value-type="string">
            <text:p>/cgi-bin/encoder?USER=$user&amp;PWD=$password&amp;MOVE=DOWNRIGHT</text:p>
          </table:table-cell>
          <table:table-cell/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table:number-columns-repeated="2"/>
          <table:table-cell office:value-type="string">
            <text:p>/cgi-bin/encoder?USER=Admin&amp;PWD=123456&amp;PTZ_PRESET_GO=1</text:p>
          </table:table-cell>
          <table:table-cell table:number-columns-repeated="3"/>
        </table:table-row>
        <table:table-row table:style-name="ro5">
          <table:table-cell office:value-type="string">
            <text:p>Axis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table:number-columns-repeated="2"/>
          <table:table-cell office:value-type="string">
            <text:p>/axis-cgi/com/ptz.cgi?gotoserverpresetno=</text:p>
          </table:table-cell>
          <table:table-cell table:number-columns-repeated="2"/>
          <table:table-cell office:value-type="string">
            <text:p>Zoom / Focus are integers (1 – 9999)</text:p>
          </table:table-cell>
        </table:table-row>
        <table:table-row table:style-name="ro5">
          <table:table-cell office:value-type="string">
            <text:p>Vivotek</text:p>
          </table:table-cell>
          <table:table-cell table:number-columns-repeated="19"/>
        </table:table-row>
        <table:table-row table:style-name="ro5">
          <table:table-cell office:value-type="string">
            <text:p>Brickcom</text:p>
          </table:table-cell>
          <table:table-cell table:number-columns-repeated="19"/>
        </table:table-row>
        <table:table-row table:style-name="ro5">
          <table:table-cell office:value-type="string">
            <text:p>TRENDnet</text:p>
          </table:table-cell>
          <table:table-cell office:value-type="string">
            <text:p>/cgi/admin/ptctrl.cgi?action=move&amp;Cmd=up</text:p>
          </table:table-cell>
          <table:table-cell office:value-type="string">
            <text:p>/cgi/admin/ptctrl.cgi?action=move&amp;Cmd=down</text:p>
          </table:table-cell>
          <table:table-cell office:value-type="string">
            <text:p>/cgi/admin/ptctrl.cgi?action=move&amp;Cmd=right</text:p>
          </table:table-cell>
          <table:table-cell office:value-type="string">
            <text:p>/cgi/admin/ptctrl.cgi?action=move&amp;Cmd=left</text:p>
          </table:table-cell>
          <table:table-cell table:number-columns-repeated="4"/>
          <table:table-cell office:value-type="string">
            <text:p>/cgi/admin/ptctrl.cgi?action=move&amp;Cmd=stop</text:p>
          </table:table-cell>
          <table:table-cell table:number-columns-repeated="10"/>
        </table:table-row>
        <table:table-row table:style-name="ro6">
          <table:table-cell office:value-type="string">
            <text:p>Airlive</text:p>
          </table:table-cell>
          <table:table-cell table:number-columns-repeated="19"/>
        </table:table-row>
        <table:table-row table:style-name="ro5">
          <table:table-cell office:value-type="string">
            <text:p>Pixord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Right</text:p>
          </table:table-cell>
          <table:table-cell office:value-type="string">
            <text:p>/SetPTZ.cgi?Dir=Left</text:p>
          </table:table-cell>
          <table:table-cell office:value-type="string">
            <text:p>/SetPTZ.cgi?Dir=Down</text:p>
          </table:table-cell>
          <table:table-cell table:number-columns-repeated="2"/>
          <table:table-cell office:value-type="string">
            <text:p>/SetPTZ.cgi?Dir=Right</text:p>
          </table:table-cell>
          <table:table-cell/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table:number-columns-repeated="6"/>
        </table:table-row>
        <table:table-row table:style-name="ro5">
          <table:table-cell office:value-type="string">
            <text:p>Pixord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office:value-type="string">
            <text:p>/cgi-bin/ptz.cgi?action=direction.move=left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focus</text:p>
          </table:table-cell>
          <table:table-cell table:number-columns-repeated="7"/>
        </table:table-row>
        <table:table-row table:style-name="ro5">
          <table:table-cell office:value-type="string">
            <text:p>Sony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right,speed=$speed</text:p>
          </table:table-cell>
          <table:table-cell/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table:number-columns-repeated="2"/>
          <table:table-cell office:value-type="string">
            <text:p>/command/presetposition.cgi?PresetCall=$presetnumber,$speed</text:p>
          </table:table-cell>
          <table:table-cell/>
          <table:table-cell office:value-type="string">
            <text:p>/command/presetposition.cgi?PresetClear=$presetnumber</text:p>
          </table:table-cell>
          <table:table-cell/>
        </table:table-row>
        <table:table-row table:style-name="ro5">
          <table:table-cell office:value-type="string">
            <text:p>Topica</text:p>
          </table:table-cell>
          <table:table-cell table:number-columns-repeated="19"/>
        </table:table-row>
        <table:table-row table:style-name="ro5">
          <table:table-cell office:value-type="string">
            <text:p>MeritLilin</text:p>
          </table:table-cell>
          <table:table-cell table:number-columns-repeated="19"/>
        </table:table-row>
        <table:table-row table:style-name="ro5">
          <table:table-cell office:value-type="string">
            <text:p>Toshiba</text:p>
          </table:table-cell>
          <table:table-cell table:number-columns-repeated="19"/>
        </table:table-row>
      </table:table>
      <table:table table:name="CGI Call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"/>
          <table:table-cell office:value-type="string">
            <text:p>API Commands</text:p>
          </table:table-cell>
          <table:table-cell table:number-columns-repeated="41"/>
        </table:table-row>
        <table:table-row table:style-name="ro1">
          <table:table-cell table:number-columns-repeated="45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Default login</text:p>
          </table:table-cell>
          <table:table-cell office:value-type="string">
            <text:p>Default password</text:p>
          </table:table-cell>
          <table:table-cell office:value-type="string">
            <text:p>APIVersion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office:value-type="string">
            <text:p>/cgi-bin/mpeg4?USER=$user&amp;PWD=$password&amp;IDEO_ENCODER=</text:p>
          </table:table-cell>
          <table:table-cell office:value-type="string">
            <text:p>/cgi-bin/mpeg4?USER=$user&amp;PWD=$password&amp;IDEO_DAYNIGHT_MODE=</text:p>
          </table:table-cell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office:value-type="string">
            <text:p>/cgi-bin/system?USER=$user&amp;PWD=password&amp;V2_AUDIO_ENABLED=</text:p>
          </table:table-cell>
          <table:table-cell table:number-columns-repeated="4" office:value-type="string">
            <text:p>N/A</text:p>
          </table:table-cell>
          <table:table-cell office:value-type="string">
            <text:p>/cgi-bin/mpeg4?USER=$user&amp;PWD=$password&amp;MOTION_ENABLED=0x01</text:p>
          </table:table-cell>
          <table:table-cell office:value-type="string">
            <text:p>/cgi-bin/mpeg4?USER=$user&amp;PWD=$password&amp;MOTION_SETTING=</text:p>
          </table:table-cell>
          <table:table-cell office:value-type="string">
            <text:p>/cgi-bin/mpeg4?USER=$user&amp;PWD=$password&amp;MOTION_SENSITIVE=</text:p>
          </table:table-cell>
          <table:table-cell office:value-type="string">
            <text:p>/cgi-bin/mpeg4?USER=$user&amp;PWD=$password&amp;FOCUS=NEAR</text:p>
          </table:table-cell>
          <table:table-cell office:value-type="string">
            <text:p>/cgi-bin/mpeg4?USER=$user&amp;PWD=$password&amp;FOCUS=FAR</text:p>
          </table:table-cell>
          <table:table-cell office:value-type="string">
            <text:p>/cgi-bin/mpeg4?USER=$user&amp;PWD=$password&amp;ZOOM=TELE</text:p>
          </table:table-cell>
          <table:table-cell office:value-type="string">
            <text:p>/cgi-bin/mpeg4?USER=$user&amp;PWD=$password&amp;ZOOM=WIDE</text:p>
          </table:table-cell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3">
            <text:p>3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office:value-type="string">
            <text:p>/axis-cgi/param.cgi?action=update&amp;ImageSource.I0.Sensor.Contrast=</text:p>
          </table:table-cell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root</text:p>
          </table:table-cell>
          <table:table-cell office:value-type="string">
            <text:p>pass</text:p>
          </table:table-cell>
          <table:table-cell office:value-type="float" office:value="2">
            <text:p>2</text:p>
          </table:table-cell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/>
          <table:table-cell table:number-columns-repeated="2" office:value-type="string">
            <text:p>N/A</text:p>
          </table:table-cell>
          <table:table-cell office:value-type="string">
            <text:p>/axis-cgi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2"/>
          <table:table-cell office:value-type="string">
            <text:p>/axis-cgi/com/ptz.cgi?gotoserverpresetno=</text:p>
          </table:table-cell>
          <table:table-cell/>
          <table:table-cell table:style-name="ce2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root</text:p>
          </table:table-cell>
          <table:table-cell/>
          <table:table-cell office:value-type="float" office:value="2">
            <text:p>2</text:p>
          </table:table-cell>
          <table:table-cell table:number-columns-repeated="41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admin 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>
            <text:p>TRENDnet</text:p>
          </table:table-cell>
          <table:table-cell table:number-columns-repeated="44"/>
        </table:table-row>
        <table:table-row table:style-name="ro1">
          <table:table-cell office:value-type="string">
            <text:p>Arecont Vision</text:p>
          </table:table-cell>
          <table:table-cell table:number-columns-repeated="44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1"/>
        </table:table-row>
        <table:table-row table:style-name="ro1">
          <table:table-cell office:value-type="string">
            <text:p>So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4"/>
        </table:table-row>
        <table:table-row table:style-name="ro1">
          <table:table-cell office:value-type="string">
            <text:p>Toshiba</text:p>
          </table:table-cell>
          <table:table-cell table:number-columns-repeated="44"/>
        </table:table-row>
      </table:table>
      <table:table table:name="IP Camera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3">
          <table:table-cell office:value-type="string">
            <text:p>Type</text:p>
          </table:table-cell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Compression</text:p>
          </table:table-cell>
          <table:table-cell office:value-type="string">
            <text:p>SupportedResolutions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VideoModes</text:p>
          </table:table-cell>
          <table:table-cell/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MPEG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MPEG4</text:p>
          </table:table-cell>
          <table:table-cell office:value-type="string">
            <text:p>1280x1024-8FPS,1280x720-1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1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00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MPEG4,H.264</text:p>
          </table:table-cell>
          <table:table-cell office:value-type="string">
            <text:p>1280x960-15FPS,1280x720-30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011</text:p>
          </table:table-cell>
          <table:table-cell office:value-type="string">
            <text:p>MPEG4,H.264</text:p>
          </table:table-cell>
          <table:table-cell office:value-type="string">
            <text:p>640x480-30FPS,352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CTi</text:p>
          </table:table-cell>
          <table:table-cell office:value-type="string">
            <text:p>TCM-7811</text:p>
          </table:table-cell>
          <table:table-cell office:value-type="string">
            <text:p>MPEG4,H.264</text:p>
          </table:table-cell>
          <table:table-cell office:value-type="string">
            <text:p>1280x1024-18FPS,1280x720-26FPS,640x480-30FPS,320x240-30FPS,160x112-30FPS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100T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31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ACD-2000QT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100</text:p>
          </table:table-cell>
          <table:table-cell office:value-type="string">
            <text:p>MPEG4,H.26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MPEG4</text:p>
          </table:table-cell>
          <table:table-cell office:value-type="string">
            <text:p>720x480-30FPS,352x240-30FPS,160x112-30FP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MPEG4,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H264,MJPEG</text:p>
          </table:table-cell>
          <table:table-cell office:value-type="string">
            <text:p>1280x800-30FPS,1280x720-30FPS,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MPEG4,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MPEG4,MJPEG</text:p>
          </table:table-cell>
          <table:table-cell office:value-type="string">
            <text:p>1280x1024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MPEG4,MJPEG</text:p>
          </table:table-cell>
          <table:table-cell office:value-type="string">
            <text:p>640x480-45FPS,480x360-6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H264,MJPEG</text:p>
          </table:table-cell>
          <table:table-cell office:value-type="string">
            <text:p>800x60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H264,MJPEG</text:p>
          </table:table-cell>
          <table:table-cell office:value-type="string">
            <text:p>1280x800-30FPS,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H264,MJPEG</text:p>
          </table:table-cell>
          <table:table-cell office:value-type="string">
            <text:p>1600x1200-9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H264,MJPEG</text:p>
          </table:table-cell>
          <table:table-cell office:value-type="string">
            <text:p>1920x1080-30FPS,1600x1200-30FPS,2048x1536-20FPS,1600x900-12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H264,MJPEG</text:p>
          </table:table-cell>
          <table:table-cell office:value-type="string">
            <text:p>1920x1080-30FPS,1600x1200-30FPS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H264,MJPEG</text:p>
          </table:table-cell>
          <table:table-cell office:value-type="string">
            <text:p>1280x72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H26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H264,MJPEG</text:p>
          </table:table-cell>
          <table:table-cell office:value-type="string">
            <text:p>160x128-8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H264,MJPEG</text:p>
          </table:table-cell>
          <table:table-cell office:value-type="string">
            <text:p>720x480-21FPS,720x288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MPEG4,MJPEG</text:p>
          </table:table-cell>
          <table:table-cell office:value-type="string">
            <text:p>640x480-30FPS,320x240-30FPS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H264,MJPEG</text:p>
          </table:table-cell>
          <table:table-cell office:value-type="string">
            <text:p>720x480-30FPS,640x480-30FPS,320x240-30FPS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8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3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4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6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Z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2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5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IP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1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32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SD715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41V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81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FD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1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2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Z713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Vivotek</text:p>
          </table:table-cell>
          <table:table-cell office:value-type="string">
            <text:p>PT713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810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Vivotek</text:p>
          </table:table-cell>
          <table:table-cell office:value-type="string">
            <text:p>VS710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52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121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252P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31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10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TRENDnet</text:p>
          </table:table-cell>
          <table:table-cell office:value-type="string">
            <text:p>TV-IP422W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7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1.3 Megapixel Camera</text:p>
          </table:table-cell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/>
          <table:table-cell office:value-type="string">
            <text:p>1280x1024-32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2.0 Megapixel Camera</text:p>
          </table:table-cell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/>
          <table:table-cell office:value-type="string">
            <text:p>1280x1024-32FPS,1600x1200-30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3.0 Megapixel Camera</text:p>
          </table:table-cell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string">
            <text:p>5.0 Megapixel Camera</text:p>
          </table:table-cell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Auto,Day,Night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600/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H264,MJPEG</text:p>
          </table:table-cell>
          <table:table-cell office:value-type="string">
            <text:p>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5M</text:p>
          </table:table-cell>
          <table:table-cell office:value-type="string">
            <text:p>MPEG4,MJPEG</text:p>
          </table:table-cell>
          <table:table-cell office:value-type="string">
            <text:p>1280x1024-10FPS,640x480-30FPS,320x240-30FPS,160x120-30FPS</text:p>
          </table:table-cell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MPEG4,MJPEG</text:p>
          </table:table-cell>
          <table:table-cell office:value-type="string">
            <text:p>720x480-30FPS,704x480-30FPS,352x240-30FPS,176x120-30FPS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3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6/POE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12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MPEG4,MJPEG</text:p>
          </table:table-cell>
          <table:table-cell office:value-type="string">
            <text:p>640x480-30FPS,352x240-30FPS,160x12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L621</text:p>
          </table:table-cell>
          <table:table-cell office:value-type="string">
            <text:p>H264,MJPEG</text:p>
          </table:table-cell>
          <table:table-cell office:value-type="string">
            <text:p>1600x1200-15FPS,1280x720-30FPS,800x600-30FPS,640x480-30FPS,320x240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28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5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T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Wireless Camera</text:p>
          </table:table-cell>
          <table:table-cell office:value-type="string">
            <text:p>Pixord</text:p>
          </table:table-cell>
          <table:table-cell office:value-type="string">
            <text:p>P-463DW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/>
          <table:table-cell office:value-type="string">
            <text:p>Pixord</text:p>
          </table:table-cell>
          <table:table-cell office:value-type="string">
            <text:p>P-463</text:p>
          </table:table-cell>
          <table:table-cell table:number-columns-repeated="2"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MPEG4,MJPEG</text:p>
          </table:table-cell>
          <table:table-cell office:value-type="string">
            <text:p>720x480-30FPS,352x240-30FPS,176x112-30FPS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4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MJPEG,MPEG4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H264,MPEG4,MJPEG</text:p>
          </table:table-cell>
          <table:table-cell office:value-type="string">
            <text:p>720x480-30FPS,64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 office:value-type="string">
            <text:p>MJPEG,MPEG4</text:p>
          </table:table-cell>
          <table:table-cell office:value-type="string">
            <text:p>1280x1024-15FPS,640x40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 office:value-type="string">
            <text:p>MJPEG,MPEG4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 office:value-type="string">
            <text:p>H264,MPEG4,MJPEG</text:p>
          </table:table-cell>
          <table:table-cell office:value-type="string">
            <text:p>1280x1024-15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 office:value-type="string">
            <text:p>MJPEG,MPEG4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Camera</text:p>
          </table:table-cell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 office:value-type="string">
            <text:p>H264,MPEG4,MJPEG</text:p>
          </table:table-cell>
          <table:table-cell office:value-type="string">
            <text:p>1280x800-30FPS,640x512-15FPS,320x256-15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MJPEG,MPEG4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3" table:visibility="collapse">
          <table:table-cell office:value-type="string">
            <text:p>Video Server</text:p>
          </table:table-cell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H264,MPEG4,MJPEG</text:p>
          </table:table-cell>
          <table:table-cell office:value-type="string">
            <text:p>720x480-30F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MPEG4,MJPEG</text:p>
          </table:table-cell>
          <table:table-cell table:style-name="ce1"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MPEG4,MJPEG</text:p>
          </table:table-cell>
          <table:table-cell office:value-type="string">
            <text:p>704x480-30FPS,640x480-30FPS,320x240-30FPS,160x120-30FP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MPEG4,MJPEG</text:p>
          </table:table-cell>
          <table:table-cell office:value-type="string">
            <text:p>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MPEG4,MJPEG</text:p>
          </table:table-cell>
          <table:table-cell office:value-type="string">
            <text:p>1280x960-15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MPEG4,H264,MJPEG</text:p>
          </table:table-cell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H264,MJPEG</text:p>
          </table:table-cell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MPEG4,H264,MJPEG</text:p>
          </table:table-cell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Camera</text:p>
          </table:table-cell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MPEG4,H264,MJPEG</text:p>
          </table:table-cell>
          <table:table-cell office:value-type="string">
            <text:p>720x480-30FPS,640x480-30FPS,384x288-30FPS,320x240-30FPS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MPEG4,H264,MJPEG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visibility="collapse">
          <table:table-cell office:value-type="string">
            <text:p>Video Server</text:p>
          </table:table-cell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MPEG4,H264,MJPEG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number-rows-repeated="186">
          <table:table-cell table:number-columns-repeated="26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6501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NGES AND VALUES" table:style-name="ta1" table:print="false">
        <table:table-column table:style-name="co1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" table:number-columns-repeated="7" table:default-cell-style-name="ce4"/>
        <table:table-column table:style-name="co18" table:default-cell-style-name="ce4"/>
        <table:table-column table:style-name="co19" table:default-cell-style-name="ce4"/>
        <table:table-column table:style-name="co1" table:number-columns-repeated="1011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Codec Selection</text:p>
          </table:table-cell>
          <table:table-cell table:style-name="Default" office:value-type="string">
            <text:p>DayNightMode</text:p>
          </table:table-cell>
          <table:table-cell table:style-name="Default" office:value-type="string">
            <text:p>EnableAudio</text:p>
          </table:table-cell>
          <table:table-cell table:style-name="Default" office:value-type="string">
            <text:p>MotionSetting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/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2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2"/>
        </table:table-row>
        <table:table-row table:style-name="ro1">
          <table:table-cell office:value-type="string">
            <text:p>ACTi</text:p>
          </table:table-cell>
          <table:table-cell table:number-columns-repeated="2"/>
          <table:table-cell office:value-type="string">
            <text:p>MPEG4, H264, MJPEG</text:p>
          </table:table-cell>
          <table:table-cell office:value-type="string">
            <text:p>AUTO, DAY, NIGHT</text:p>
          </table:table-cell>
          <table:table-cell office:value-type="string">
            <text:p>0, 1</text:p>
          </table:table-cell>
          <table:table-cell office:value-type="string">
            <text:p>See: git/docs/ACTi/URL%20commands_v2.2.01/UrlCmd/Mpeg4/MotionSetting.htm</text:p>
          </table:table-cell>
          <table:table-cell table:number-columns-repeated="6"/>
          <table:table-cell office:value-type="string">
            <text:p>3</text:p>
          </table:table-cell>
          <table:table-cell table:number-columns-repeated="1010"/>
        </table:table-row>
        <table:table-row table:style-name="ro1">
          <table:table-cell office:value-type="string">
            <text:p>Sony</text:p>
          </table:table-cell>
          <table:table-cell table:number-columns-repeated="1023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3</text:p>
          </table:table-cell>
          <table:table-cell table:number-columns-repeated="5"/>
          <table:table-cell office:value-type="string">
            <text:p>0-100</text:p>
          </table:table-cell>
          <table:table-cell table:number-columns-repeated="1015"/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2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2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table:number-columns-repeated="4"/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4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era" table:style-name="ta1" table:print="false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08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1-06-03T08:25:03</dc:date>
    <dc:creator>Curtis Hall</dc:creator>
    <meta:editing-duration>PT771H05M25S</meta:editing-duration>
    <meta:editing-cycles>28</meta:editing-cycles>
    <meta:generator>OpenOffice.org/3.2$Unix OpenOffice.org_project/320m18$Build-9502</meta:generator>
    <meta:document-statistic meta:table-count="5" meta:cell-count="4346" meta:object-count="0"/>
  </office:meta>
</office:document-meta>
</file>